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cebf" officeooo:paragraph-rsid="0012cebf"/>
    </style:style>
    <style:style style:name="P2" style:family="paragraph" style:parent-style-name="Standard">
      <style:paragraph-properties fo:text-align="start" style:justify-single-word="false"/>
      <style:text-properties officeooo:rsid="0012cebf" officeooo:paragraph-rsid="0012cebf"/>
    </style:style>
    <style:style style:name="T1" style:family="text">
      <style:text-properties officeooo:rsid="0014b7ad"/>
    </style:style>
    <style:style style:name="T2" style:family="text">
      <style:text-properties officeooo:rsid="0015329b"/>
    </style:style>
    <style:style style:name="T3" style:family="text">
      <style:text-properties officeooo:rsid="0015e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Pregulman</text:p>
      <text:p text:style-name="P1">EECS 678</text:p>
      <text:p text:style-name="P1">Lab 05</text:p>
      <text:p text:style-name="P1"/>
      <text:p text:style-name="P2"><text:tab/>The inconsistency in the final value of the count variable for the program without using lock/unlock operations was caused by the threads being allowed to access the count variable before the thread that had started using it was finished.</text:p>
      <text:p text:style-name="P2"><text:tab/>The inconsistency doesn't occur <text:span text:style-name="T1">very often</text:span> in smaller samples <text:span text:style-name="T1">because the problem occurs rarely enough that it might not occur during the smaller loop.</text:span></text:p>
      <text:p text:style-name="P2"><text:tab/><text:span text:style-name="T2">The local variables are always consistent because they are separate for each thread.</text:span></text:p>
      <text:p text:style-name="P2"><text:tab/><text:span text:style-name="T2">My solution ensures the final value of count will always be consistent by locking the for loop where count is incremented until the loop ends.</text:span></text:p>
      <text:p text:style-name="P2"><text:tab/><text:span text:style-name="T3">I believe these two times are different because SYS and OS time occur at the sam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3-13T14:01:36.742562605</meta:creation-date>
    <dc:date>2014-03-13T14:08:44.224894113</dc:date>
    <dc:creator>Gregory Pregulman</dc:creator>
    <meta:editing-duration>PT3M35S</meta:editing-duration>
    <meta:editing-cycles>4</meta:editing-cycles>
    <meta:generator>LibreOffice/4.1.5.3$Linux_X86_64 LibreOffice_project/410$Build-3</meta:generator>
    <meta:document-statistic meta:table-count="0" meta:image-count="0" meta:object-count="0" meta:page-count="1" meta:paragraph-count="8" meta:word-count="124" meta:character-count="735" meta:non-whitespace-character-count="614"/>
  </office:meta>
</office:document-meta>
</file>